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Default">
      <style:paragraph-properties fo:text-align="center" style:justify-single-word="false"/>
    </style:style>
    <style:style style:name="P7" style:family="paragraph" style:parent-style-name="Default">
      <style:paragraph-properties fo:text-align="center" style:justify-single-word="false"/>
      <style:text-properties fo:font-weight="bold" style:font-weight-asian="bold" style:font-weight-complex="bold"/>
    </style:style>
    <style:style style:name="P8" style:family="paragraph" style:parent-style-name="Default">
      <style:paragraph-properties fo:text-align="center" style:justify-single-word="false"/>
      <style:text-properties fo:font-weight="normal" style:font-weight-asian="normal"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style:font-name-asian="Times New Roman1" style:font-size-asian="11.5pt" style:font-name-complex="Times New Roman1" style:font-size-complex="11.5pt"/>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6"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7</text:p>
      <text:p text:style-name="P7">Worm Ouroboros</text:p>
      <text:p text:style-name="P7">Wurm Ouroboros</text:p>
      <text:p text:style-name="P8">(für die guten)</text:p>
      <text:p text:style-name="P6"><text:span text:style-name="T2"/></text:p>
      <text:p text:style-name="P2">Dein Freund schüttelt sich und fällt zu Boden. Blut und Schaum spritzt aus seinem offenen Mund. Dann teilt sich der Körper Deines Freundes in zwei Teile, als wenn ein riesiger Reißverschluß sich vom Kopf bis zu den Füßen öffnet. Der Wurm Ouroboros, die große Schlange welche die Welt umschließt, hat seinen Weg in die Wirklichkeit durch den Körper Deines ... toten ... Freundes gefunden. </text:p>
      <text:p text:style-name="P2"><text:span text:style-name="T3"/></text:p>
      <text:h text:style-name="P5" text:outline-level="2">Was Du über die Bösen weißt </text:h>
      <text:p text:style-name="P3">Der Verräter hat sich in eine gigantische, zweiköpfige Schlange mit einem sehr großen und langen Körper verwandelt. Wenn sie ausgewachsen ist hält sie nichts mehr auf. Töte sie schnell. </text:p>
      <text:p text:style-name="P4"/>
      <text:p text:style-name="P4">Du gewinnst wenn ... </text:p>
      <text:p text:style-name="P3">der Wurm Ouroboros tot ist. </text:p>
      <text:h text:style-name="P5" text:outline-level="2"/>
      <text:h text:style-name="P5" text:outline-level="2">Wie Du Ouroboros tötest </text:h>
      <text:p text:style-name="P3">Nimm den Totenkopf/Skull (Omen-Karte) auf, welche der Verräter abgeworfen hat. </text:p>
      <text:p text:style-name="P3">Bringe den Totenkopf in einen Raum mit einem der Ouroboros-Köpfen. Wer den Totenkopf besitzt kann dort einen Gesundheitswurf versuchen. Bei 5+ ist dieser erfolgreich und wirkt einen mächtigen Zauber auf den Kopf. Der Macht-Wert beträgt nur noch 5 und er wird anfällig gegen weitere Angriffe im Verlauf des Spiels. </text:p>
      <text:p text:style-name="P3">Ein Kopf, gegen den erfolgreich der Zauber durchgeführt wurde, bekommt ab jetzt jedesmal 1 Treffer, wenn er besiegt wird. Wenn die Anzahl an Treffern aufgerundet die Hälfte der Spieler entspricht, ist der Kopf getötet. Der Verräter führt Buch über die bei seinen Köpfen entstandenen Schäden mit Hilfe der Runden/Schadensleiste. </text:p>
      <text:p text:style-name="P3">Du mußt beide Köpfe töten, um den gesamten Wurm umzubringen. </text:p>
      <text:h text:style-name="P5" text:outline-level="2"/>
      <text:h text:style-name="P5" text:outline-level="2">Spezielle Angriffs-Regeln </text:h>
      <text:p text:style-name="P1"><text:span text:style-name="T4">Ouroboros Kopf- und Körperteile behindern die Bewegung der Helden. Sie kosten je 1 Bewegungspunkt extra. Ouroboros kann nicht durch Geschwindigkeits-Attacken wie den Revolver, Dynamit, … schaden nehmen. </text:span></text:p>
      <text:p text:style-name="P1"><text:span text:style-name="T6"/></text:p>
      <text:p text:style-name="P1"><text:span text:style-name="T6">Wenn Du gewinnst </text:span><text:span text:style-name="T5">... </text:span></text:p>
      <text:p text:style-name="P1"><text:span text:style-name="T5">Der große Wurm windet und schlägt um sich in seinem Todeskampf. Du wischst Dir das Blut aus Deinem Gesicht und sinkst zu Boden Du hast ihn getötet. Er ist tot. Warte! Zuckt er wieder? Erweckt er wieder zum Leben? Kann ein Welten-Killer wirklich jemals sterben? Wenn Du Dir sicher bist solltest Du jetzt das Haus verlass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3:05:59.19</meta:creation-date>
    <meta:document-statistic meta:table-count="0" meta:image-count="0" meta:object-count="0" meta:page-count="1" meta:paragraph-count="18" meta:word-count="327" meta:character-count="2075"/>
    <dc:date>2015-02-21T13:18:28</dc:date>
    <meta:editing-duration>PT12M29S</meta:editing-duration>
    <meta:editing-cycles>1</meta:editing-cycles>
    <meta:generator>OpenOffice.org/3.3$Win32 OpenOffice.org_project/330m20$Build-9567</meta:generator>
  </office:meta>
</office:document-meta>
</file>